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Header">
      <style:text-properties fo:language="en" fo:country="GB" officeooo:rsid="030aef4f"/>
    </style:style>
    <style:style style:name="P5" style:family="paragraph" style:parent-style-name="Header">
      <style:text-properties officeooo:paragraph-rsid="0318040e"/>
    </style:style>
    <style:style style:name="P6" style:family="paragraph" style:parent-style-name="Header">
      <style:text-properties officeooo:paragraph-rsid="0319abc1"/>
    </style:style>
    <style:style style:name="P7" style:family="paragraph" style:parent-style-name="Enumearación">
      <style:text-properties fo:language="en" fo:country="GB" officeooo:rsid="030aef4f" officeooo:paragraph-rsid="030aef4f"/>
    </style:style>
    <style:style style:name="P8" style:family="paragraph" style:parent-style-name="Enumearación">
      <style:text-properties officeooo:rsid="03024807" officeooo:paragraph-rsid="03024807"/>
    </style:style>
    <style:style style:name="P9" style:family="paragraph" style:parent-style-name="Resumen">
      <style:text-properties officeooo:paragraph-rsid="030fc22b"/>
    </style:style>
    <style:style style:name="P10" style:family="paragraph" style:parent-style-name="Resumen">
      <style:text-properties officeooo:paragraph-rsid="0318040e"/>
    </style:style>
    <style:style style:name="P11" style:family="paragraph" style:parent-style-name="Resumen">
      <style:text-properties officeooo:paragraph-rsid="0319abc1"/>
    </style:style>
    <style:style style:name="P12" style:family="paragraph" style:parent-style-name="Código">
      <style:text-properties officeooo:rsid="03024807" officeooo:paragraph-rsid="03024807"/>
    </style:style>
    <style:style style:name="P13" style:family="paragraph" style:parent-style-name="Código">
      <style:text-properties officeooo:paragraph-rsid="03024807"/>
    </style:style>
    <style:style style:name="P14" style:family="paragraph" style:parent-style-name="Titulo1">
      <style:text-properties fo:language="en" fo:country="GB" officeooo:rsid="02412e0d" officeooo:paragraph-rsid="02412e0d"/>
    </style:style>
    <style:style style:name="P15" style:family="paragraph" style:parent-style-name="Titulo1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rsid="03024807" officeooo:paragraph-rsid="03024807" fo:hyphenate="false" fo:hyphenation-remain-char-count="2" fo:hyphenation-push-char-count="2"/>
    </style:style>
    <style:style style:name="P16" style:family="paragraph" style:parent-style-name="Titulo1">
      <style:text-properties officeooo:rsid="0309f441" officeooo:paragraph-rsid="0309f441"/>
    </style:style>
    <style:style style:name="P17" style:family="paragraph" style:parent-style-name="Titulo1">
      <style:text-properties officeooo:rsid="030f0013" officeooo:paragraph-rsid="030f0013"/>
    </style:style>
    <style:style style:name="P18" style:family="paragraph" style:parent-style-name="Titulo1">
      <style:text-properties officeooo:rsid="030f0013" officeooo:paragraph-rsid="0318040e"/>
    </style:style>
    <style:style style:name="P19" style:family="paragraph" style:parent-style-name="Titulo1">
      <style:text-properties officeooo:rsid="0318040e" officeooo:paragraph-rsid="0318040e"/>
    </style:style>
    <style:style style:name="P20" style:family="paragraph" style:parent-style-name="Titulo1">
      <style:text-properties officeooo:rsid="0319feae" officeooo:paragraph-rsid="0319abc1"/>
    </style:style>
    <style:style style:name="P21" style:family="paragraph" style:parent-style-name="Titulo1">
      <style:text-properties officeooo:paragraph-rsid="03245435"/>
    </style:style>
    <style:style style:name="P22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7f9b1" officeooo:paragraph-rsid="02f7f9b1" fo:hyphenate="false" fo:hyphenation-remain-char-count="2" fo:hyphenation-push-char-count="2"/>
    </style:style>
    <style:style style:name="P23" style:family="paragraph" style:parent-style-name="Enumeración_20_Contraste">
      <style:text-properties officeooo:rsid="03024807" officeooo:paragraph-rsid="03024807"/>
    </style:style>
    <style:style style:name="P24" style:family="paragraph" style:parent-style-name="Enumeración_20_Contraste">
      <style:text-properties fo:language="en" fo:country="GB" officeooo:rsid="03024807" officeooo:paragraph-rsid="03024807"/>
    </style:style>
    <style:style style:name="P25" style:family="paragraph" style:parent-style-name="Enumeración_20_Contraste">
      <style:text-properties officeooo:rsid="0309f441" officeooo:paragraph-rsid="0309f441"/>
    </style:style>
    <style:style style:name="P26" style:family="paragraph" style:parent-style-name="Enumeración_20_Contraste">
      <style:text-properties officeooo:rsid="030f0013" officeooo:paragraph-rsid="030f0013"/>
    </style:style>
    <style:style style:name="P27" style:family="paragraph" style:parent-style-name="Enumeración_20_Contraste">
      <style:text-properties officeooo:rsid="030f0013" officeooo:paragraph-rsid="030fc22b"/>
    </style:style>
    <style:style style:name="P28" style:family="paragraph" style:parent-style-name="Enumeración_20_Contraste">
      <style:text-properties officeooo:rsid="030f0013" officeooo:paragraph-rsid="0319abc1"/>
    </style:style>
    <style:style style:name="P29" style:family="paragraph" style:parent-style-name="Enumeración_20_Contraste">
      <style:text-properties officeooo:rsid="0318040e" officeooo:paragraph-rsid="0318040e"/>
    </style:style>
    <style:style style:name="P30" style:family="paragraph" style:parent-style-name="Enumeración_20_Contraste">
      <style:text-properties officeooo:rsid="031b6501" officeooo:paragraph-rsid="031b6501"/>
    </style:style>
    <style:style style:name="P31" style:family="paragraph" style:parent-style-name="Enumeración_20_Contraste" style:list-style-name="WW8Num2">
      <style:text-properties officeooo:rsid="031b6501" officeooo:paragraph-rsid="031b6501"/>
    </style:style>
    <style:style style:name="P32" style:family="paragraph" style:parent-style-name="Enumearación" style:list-style-name="L2">
      <style:text-properties officeooo:rsid="0309f441" officeooo:paragraph-rsid="030aef4f"/>
    </style:style>
    <style:style style:name="P33" style:family="paragraph" style:parent-style-name="Enumearación" style:list-style-name="L2">
      <style:text-properties fo:language="en" fo:country="GB" officeooo:rsid="030aef4f" officeooo:paragraph-rsid="030aef4f"/>
    </style:style>
    <style:style style:name="P34" style:family="paragraph" style:parent-style-name="Enumearación" style:list-style-name="L2">
      <style:text-properties fo:language="en" fo:country="GB" officeooo:rsid="0309f441" officeooo:paragraph-rsid="030aef4f"/>
    </style:style>
    <style:style style:name="P35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36" style:family="paragraph" style:parent-style-name="Código">
      <style:text-properties officeooo:rsid="03024807" officeooo:paragraph-rsid="03024807"/>
    </style:style>
    <style:style style:name="P37" style:family="paragraph" style:parent-style-name="Sección">
      <style:text-properties fo:language="en" fo:country="GB" officeooo:rsid="02ff0497" officeooo:paragraph-rsid="02ff0497"/>
    </style:style>
    <style:style style:name="P38" style:family="paragraph" style:parent-style-name="Sección">
      <style:text-properties fo:font-size="72pt" fo:language="en" fo:country="GB" officeooo:rsid="02ff0497" officeooo:paragraph-rsid="02ff0497" style:font-size-asian="72pt" style:font-size-complex="72pt"/>
    </style:style>
    <style:style style:name="P39" style:family="paragraph" style:parent-style-name="Sección">
      <style:text-properties fo:font-size="72pt" fo:language="en" fo:country="GB" officeooo:rsid="03281d47" officeooo:paragraph-rsid="03281d47" style:font-size-asian="72pt" style:font-size-complex="72pt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3004af7"/>
    </style:style>
    <style:style style:name="T3" style:family="text">
      <style:text-properties officeooo:rsid="02f74ed0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30aef4f"/>
    </style:style>
    <style:style style:name="T6" style:family="text">
      <style:text-properties officeooo:rsid="03024807"/>
    </style:style>
    <style:style style:name="T7" style:family="text">
      <style:text-properties officeooo:rsid="0307b463"/>
    </style:style>
    <style:style style:name="T8" style:family="text">
      <style:text-properties officeooo:rsid="030aef4f"/>
    </style:style>
    <style:style style:name="T9" style:family="text">
      <style:text-properties officeooo:rsid="030fc22b"/>
    </style:style>
    <style:style style:name="T10" style:family="text">
      <style:text-properties officeooo:rsid="031b6501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/>
      <text:h text:style-name="P37" text:outline-level="1">HANDLING </text:h>
      <text:h text:style-name="P37" text:outline-level="1">INPUT</text:h>
      <text:h text:style-name="P38" text:outline-level="1">InputProcessor</text:h>
      <text:list xml:id="list2040959383949224777" text:style-name="L1">
        <text:list-item>
          <text:list>
            <text:list-header>
              <text:p text:style-name="P35"><text:line-break/></text:p>
            </text:list-header>
          </text:list>
        </text:list-item>
      </text:list>
      <text:h text:style-name="P22" text:outline-level="1"/>
      <text:h text:style-name="P15" text:outline-level="1">What IS IT “INPUTPROCESSOR”</text:h>
      <text:p text:style-name="CabeceraTablaPequeña"/>
      <text:list xml:id="list8972880069722792078" text:style-name="WW8Num2">
        <text:list-item>
          <text:p text:style-name="P23">InputProcressor is a LibGdx interface that is used to receive input events from keyboard, mouse and touchscreen.</text:p>
        </text:list-item>
      </text:list>
      <text:p text:style-name="Header"/>
      <text:p text:style-name="Header"/>
      <text:list xml:id="list111454557624595" text:continue-numbering="true" text:style-name="WW8Num2">
        <text:list-item>
          <text:p text:style-name="P24">This interface is called every fram<text:span text:style-name="T7">e</text:span> in the ApplicationListener.render()</text:p>
        </text:list-item>
      </text:list>
      <text:p text:style-name="P8"/>
      <text:p text:style-name="P13">import com.badlogic.gdx.InputProcessor;</text:p>
      <text:p text:style-name="P13"/>
      <text:p text:style-name="P13">public class <text:span text:style-name="T6">GameDemo</text:span> implements InputProcessor<text:span text:style-name="T6">{</text:span></text:p>
      <text:p text:style-name="P13"/>
      <text:p text:style-name="P13"><text:tab/><text:tab/><text:span text:style-name="T6">public void show(){</text:span></text:p>
      <text:p text:style-name="P13"><text:tab/><text:tab/><text:tab/></text:p>
      <text:p text:style-name="P13"><text:tab/><text:tab/><text:tab/>**<text:span text:style-name="T6">code omitted</text:span></text:p>
      <text:p text:style-name="P13"/>
      <text:p text:style-name="P12"><text:tab/><text:tab/><text:tab/>Gdx.input.setInputProcessor(this);</text:p>
      <text:p text:style-name="P12"><text:tab/><text:tab/>}</text:p>
      <text:p text:style-name="P13"><text:s/></text:p>
      <text:p text:style-name="P12">}</text:p>
      <text:p text:style-name="Header"><text:soft-page-break/></text:p>
      <text:p text:style-name="Header"/>
      <text:h text:style-name="P16" text:outline-level="1">Type of input events</text:h>
      <text:p text:style-name="Header"/>
      <text:list xml:id="list111454097333927" text:continue-numbering="true" text:style-name="WW8Num2">
        <text:list-item>
          <text:p text:style-name="P25">We receive input events from 3 devices.</text:p>
        </text:list-item>
      </text:list>
      <text:list xml:id="list6535376837995810442" text:style-name="L2">
        <text:list-item>
          <text:p text:style-name="P32"><text:span text:style-name="T4">Keyboard <text:tab/></text:span><text:span text:style-name="T5">(We have 3 events with this device)</text:span></text:p>
          <text:list>
            <text:list-item>
              <text:p text:style-name="P33">keyDown</text:p>
            </text:list-item>
            <text:list-item>
              <text:p text:style-name="P33">keyUp </text:p>
            </text:list-item>
            <text:list-item>
              <text:p text:style-name="P33">keyTyped</text:p>
            </text:list-item>
          </text:list>
        </text:list-item>
        <text:list-item>
          <text:p text:style-name="P34">Mouse <text:tab/><text:tab/><text:span text:style-name="T8">(We have 2 events with this device)</text:span></text:p>
          <text:list>
            <text:list-item>
              <text:p text:style-name="P33">mouseMoved </text:p>
            </text:list-item>
            <text:list-item>
              <text:p text:style-name="P33">scrolled</text:p>
            </text:list-item>
          </text:list>
        </text:list-item>
        <text:list-item>
          <text:p text:style-name="P34">Mouse and TouchScreen <text:tab/><text:tab/><text:span text:style-name="T8">(We have 3 events with this device)</text:span></text:p>
          <text:list>
            <text:list-item>
              <text:p text:style-name="P33">touchDown</text:p>
            </text:list-item>
            <text:list-item>
              <text:p text:style-name="P33">touchUp</text:p>
            </text:list-item>
            <text:list-item>
              <text:p text:style-name="P33">touchDragged</text:p>
            </text:list-item>
          </text:list>
        </text:list-item>
      </text:list>
      <text:p text:style-name="P7"><text:soft-page-break/></text:p>
      <text:h text:style-name="P17" text:outline-level="1">Keyboard</text:h>
      <text:p text:style-name="Header"/>
      <text:list xml:id="list111454658807849" text:continue-list="list111454097333927" text:style-name="WW8Num2">
        <text:list-item>
          <text:p text:style-name="P26">keyDown(int keycode)</text:p>
        </text:list-item>
      </text:list>
      <text:p text:style-name="Resumen">keyDown(): Called when a key was pressed down. Reports the key code, as found in Keys.</text:p>
      <text:p text:style-name="Header"/>
      <text:p text:style-name="Header"/>
      <text:list xml:id="list111454228844040" text:continue-numbering="true" text:style-name="WW8Num2">
        <text:list-item>
          <text:p text:style-name="P27">key<text:span text:style-name="T9">Up</text:span>(int keycode)</text:p>
        </text:list-item>
      </text:list>
      <text:p text:style-name="P9">keyUp(): Called when a key was lifted. Reports the key code as above.</text:p>
      <text:p text:style-name="Header"/>
      <text:p text:style-name="Header"/>
      <text:list xml:id="list111454551561479" text:continue-numbering="true" text:style-name="WW8Num2">
        <text:list-item>
          <text:p text:style-name="P27">key<text:span text:style-name="T9">Typed</text:span>(<text:span text:style-name="T9">char character</text:span>)</text:p>
        </text:list-item>
      </text:list>
      <text:p text:style-name="P9">keyTyped(): Called when a Unicode character was generated by the keyboard input. This can be used to implement text fields and similar user interface elements.</text:p>
      <text:p text:style-name="Header"/>
      <text:p text:style-name="Header"/>
      <text:p text:style-name="P4"/>
      <text:h text:style-name="P18" text:outline-level="1"><text:soft-page-break/></text:h>
      <text:h text:style-name="P19" text:outline-level="1">MOUSE</text:h>
      <text:p text:style-name="P5"/>
      <text:p text:style-name="P5"/>
      <text:list xml:id="list111454950271873" text:continue-numbering="true" text:style-name="WW8Num2">
        <text:list-item>
          <text:p text:style-name="P29">mouseMoved(int screenX,int screenY)</text:p>
        </text:list-item>
      </text:list>
      <text:p text:style-name="P10">mouseMoved(): Called when the mouse is moved over the screen without a mouse button being down. This event is only relevant on the desktop and will never occur on touch screen devices where you only get touchDragged() events.</text:p>
      <text:p text:style-name="P5"/>
      <text:p text:style-name="P5"/>
      <text:list xml:id="list111454129395119" text:continue-numbering="true" text:style-name="WW8Num2">
        <text:list-item>
          <text:p text:style-name="P29">scrolled(int amount)</text:p>
        </text:list-item>
      </text:list>
      <text:p text:style-name="P10">scrolled(): Called when the scroll wheel of the mouse was turned. Reports either -1 or 1 depending on the direction of spin. This will never be called for touch screen devices.</text:p>
      <text:p text:style-name="P5"/>
      <text:p text:style-name="P5"/>
      <text:p text:style-name="Header"/>
      <text:p text:style-name="Header"/>
      <text:p text:style-name="Header"/>
      <text:p text:style-name="Header"><text:soft-page-break/></text:p>
      <text:h text:style-name="P20" text:outline-level="1">Mouse AND TOUCHSCREEN</text:h>
      <text:p text:style-name="P6"/>
      <text:list xml:id="list111454672105004" text:continue-numbering="true" text:style-name="WW8Num2">
        <text:list-item>
          <text:p text:style-name="P30">touchDown(int screenX,int screenY,int pointer,int button)</text:p>
        </text:list-item>
      </text:list>
      <text:p text:style-name="P11">touchDown(): Called when a finger went down on the screen or a mouse button was pressed. Reports the coordinates as well as the pointer index and mouse button (always Buttons.LEFT for touch screens).</text:p>
      <text:p text:style-name="P6"/>
      <text:p text:style-name="P6"/>
      <text:list xml:id="list111455692933244" text:continue-numbering="true" text:style-name="WW8Num2">
        <text:list-item>
          <text:p text:style-name="P31">touchUp(int screenX,int screenY,int pointer,int button)</text:p>
        </text:list-item>
      </text:list>
      <text:p text:style-name="P11">touchUp(): Called when a finger was lifted from the screen or a mouse button was released. Reports the last known coordinates as well as the pointer index and mouse button (always Buttons.Left for touch screens).</text:p>
      <text:p text:style-name="P6"/>
      <text:p text:style-name="P6"/>
      <text:list xml:id="list111454019344938" text:continue-numbering="true" text:style-name="WW8Num2">
        <text:list-item>
          <text:p text:style-name="P28"><text:span text:style-name="T10">touchDragged</text:span>(<text:span text:style-name="T9">char character</text:span>)</text:p>
        </text:list-item>
      </text:list>
      <text:p text:style-name="P11">touchDragged(): Called when a finger is being dragged over the screen or the mouse is dragged while a button is pressed. Reports the coordinates and pointer index.</text:p>
      <text:h text:style-name="P21" text:outline-level="1"><text:soft-page-break/></text:h>
      <text:h text:style-name="P21" text:outline-level="1"/>
      <text:h text:style-name="P21" text:outline-level="1"/>
      <text:h text:style-name="P21" text:outline-level="1"/>
      <text:h text:style-name="P21" text:outline-level="1"/>
      <text:h text:style-name="P39" text:outline-level="1">example</text:h>
      <text:h text:style-name="P2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3004af7"/>
    </style:style>
    <style:style style:name="MT3" style:family="text">
      <style:text-properties officeooo:rsid="02f74ed0"/>
    </style:style>
    <style:style style:name="MT4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13"><draw:image xlink:href="Pictures/10000201000000440000004C14C3A48DBEC8A417.png" xlink:type="simple" xlink:show="embed" xlink:actuate="onLoad"/></draw:frame><text:span text:style-name="MT1"><text:tab/></text:span>IES Doctor Balmis<text:tab/><text:span text:style-name="MT2">Handling Input InputProcessor</text:span><text:line-break/><text:tab/><text:span text:style-name="MT3">Student: Juan Andrés Barrachina Picó <text:s/>2ª DAM A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6"><draw:text-box><text:p text:style-name="Footer"><text:span text:style-name="Page_20_Number"><text:span text:style-name="MT4"><text:page-number text:select-page="current">7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50</meta:editing-cycles>
    <meta:editing-duration>P1DT10H20M54S</meta:editing-duration>
    <meta:generator>LibreOffice/5.2.6.2$Windows_x86 LibreOffice_project/a3100ed2409ebf1c212f5048fbe377c281438fdc</meta:generator>
    <dc:date>2019-01-22T11:14:53.601000000</dc:date>
    <meta:document-statistic meta:table-count="0" meta:image-count="1" meta:object-count="0" meta:page-count="7" meta:paragraph-count="51" meta:word-count="378" meta:character-count="2391" meta:non-whitespace-character-count="2058"/>
  </office:meta>
</office:document-meta>
</file>